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8" style:family="table-cell" style:parent-style-name="Default">
      <style:table-cell-properties fo:border-bottom="none" fo:border-left="0.74pt dotted #000000" fo:border-right="none" fo:border-top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5" style:family="table-cell" style:parent-style-name="Default">
      <style:table-cell-properties fo:border-bottom="0.74pt dotted #000000" fo:border-left="none" fo:border-right="none" fo:border-top="none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1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6" table:number-rows-spanned="1">
            <text:p>Heap</text:p>
          </table:table-cell>
          <table:covered-table-cell table:number-columns-repeated="5"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2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5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3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5" calcext:value-type="float">
            <text:p>5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S23]+[.F20]" office:value-type="float" office:value="10005" calcext:value-type="float">
            <text:p>10,005</text:p>
          </table:table-cell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1. alarm_thread is sleeping for alarm 1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3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P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O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O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2.2. Alarm 2 is being entered while alarm_thread is sleeping for alarm 1’s duration.</text:p>
          </table:table-cell>
          <table:table-cell table:style-name="ce114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S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0" calcext:value-type="float">
            <text:p>10</text:p>
          </table:table-cell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72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L64]" office:value-type="float" office:value="5" calcext:value-type="float"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3:37:11.417011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3:44:35.414039311</dc:date>
    <meta:editing-cycles>688</meta:editing-cycles>
    <meta:editing-duration>P1DT4H57M50S</meta:editing-duration>
    <meta:generator>LibreOffice/5.1.6.2$Linux_X86_64 LibreOffice_project/10m0$Build-2</meta:generator>
    <meta:document-statistic meta:table-count="1" meta:cell-count="328" meta:object-count="0"/>
    <meta:user-defined meta:name="qrichtext">1</meta:user-defined>
  </office:meta>
</office:document-meta>
</file>